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1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1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Normal" style:list-style-name="LFO2" style:family="paragraph"/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Normal" style:list-style-name="LFO2" style:family="paragraph"/>
    <style:style style:name="T26" style:parent-style-name="DefaultParagraphFont" style:family="text">
      <style:text-properties fo:font-weight="bold" style:font-weight-asian="bold" style:font-weight-complex="bold"/>
    </style:style>
    <style:style style:name="P27" style:parent-style-name="Normal" style:list-style-name="LFO2" style:family="paragraph"/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Normal" style:list-style-name="LFO2" style:family="paragraph"/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Normal" style:list-style-name="LFO2" style:family="paragraph"/>
    <style:style style:name="T32" style:parent-style-name="DefaultParagraphFont" style:family="text">
      <style:text-properties fo:font-weight="bold" style:font-weight-asian="bold" style:font-weight-complex="bold"/>
    </style:style>
    <style:style style:name="P33" style:parent-style-name="Normal" style:family="paragraph">
      <style:text-properties fo:language="en" fo:country="US"/>
    </style:style>
    <style:style style:family="graphic" style:name="a0">
      <style:graphic-properties style:wrap="parallel" style:wrap-contour="false" style:writing-mode="lr-tb" draw:fill="solid" draw:fill-color="#000000" draw:opacity="100%" draw:stroke="none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solid" draw:fill-color="#000000" draw:opacity="100%" draw:stroke="none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Feature Definitions</text:span></text:p>
      <text:p text:style-name="Normal">The dataset had 14 columns, including <text:span text:style-name="T3">Patient ID</text:span> which is an identifier not a feature so we will drop it. Rest, it has 13 columns and 1000 entries. We have divided the Features into Continuous and catagorical features.</text:p>
      <text:p text:style-name="Normal"><draw:custom-shape svg:x="0in" svg:y="0in" svg:width="8.74167in" svg:height="0.01042in" draw:z-index="0" draw:id="id0" draw:style-name="a0" draw:name="Horizontal Line 1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">Feature Descriptions</text:span></text:p>
      <text:p text:style-name="Normal"><text:span text:style-name="T5">Categorical Features</text:span></text:p>
      <text:list text:style-name="LFO1" text:continue-numbering="true">
        <text:list-item>
          <text:p text:style-name="P6"><text:span text:style-name="T7">gender:</text:span> (binary: 0 (female), 1 (male)).</text:p>
        </text:list-item>
        <text:list-item>
          <text:p text:style-name="P8"><text:span text:style-name="T9">chestpain:</text:span> (0 (typical angina), 1 (atypical angina), 2 (non-anginal pain), 3 (asymptomatic)): Describes the kind of chest pain a person might feel, such as mild or severe, or if it feels like pressure or tightness.</text:p>
        </text:list-item>
        <text:list-item>
          <text:p text:style-name="P10"><text:span text:style-name="T11">fastingbloodsugar:</text:span> (binary: 0 (false) / 1 (true) &gt; 120 mg/dl): Whether the patient's blood sugar level is high after not eating for several hours (1 if high, 0 if normal).</text:p>
        </text:list-item>
        <text:list-item>
          <text:p text:style-name="P12"><text:span text:style-name="T13">restingrelectro:</text:span> (categorical: types of resting electrocardiogram) (0 (normal), 1 (ST-T wave abnormality), 2 (probable or definite left ventricular hypertrophy)): The result of an electrocardiogram (ECG) test when the person is resting, which checks for heart problems.</text:p>
        </text:list-item>
        <text:list-item>
          <text:p text:style-name="P14"><text:span text:style-name="T15">exerciseangia:</text:span> (binary: e.g., 0, 1): Whether the patient feels chest pain (angina) during physical activity (1 if yes, 0 if no). Angina is a feeling of discomfort or pressure in the chest, often caused by heart problems.</text:p>
        </text:list-item>
        <text:list-item>
          <text:p text:style-name="P16"><text:span text:style-name="T17">slope:</text:span> 1 (upsloping), 2 (flat), 3 (downsloping): Describes how the heart's electrical activity changes during exercise, which can show how hard the heart is working (up, flat, or down).</text:p>
        </text:list-item>
        <text:list-item>
          <text:p text:style-name="P18"><text:span text:style-name="T19">noofmajorvessels:</text:span> (categorical: number of major vessels colored by fluoroscopy 0, 1, 2, 3): The number of large blood vessels in the heart that are visible and examined during a special X-ray test (fluoroscopy).</text:p>
        </text:list-item>
        <text:list-item>
          <text:p text:style-name="P20"><text:span text:style-name="T21">target:</text:span> (binary: 0 (Absence of Heart Disease), 1 (Presence of Heart Disease)).</text:p>
        </text:list-item>
      </text:list>
      <text:p text:style-name="Normal"><draw:custom-shape svg:x="0in" svg:y="0in" svg:width="8.74167in" svg:height="0.01042in" draw:z-index="0" draw:id="id1" draw:style-name="a1" draw:name="Horizontal Line 1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2">Continuous Features</text:span></text:p>
      <text:list text:style-name="LFO2" text:continue-numbering="true">
        <text:list-item>
          <text:p text:style-name="P23"><text:span text:style-name="T24">age:</text:span> (numerical): The patient's age in years.</text:p>
        </text:list-item>
        <text:list-item>
          <text:p text:style-name="P25"><text:span text:style-name="T26">restingBP:</text:span> (numerical 94-200 (in mm HG)): The patient's blood pressure when they are resting, measured in millimeters of mercury (mmHg). High blood pressure can indicate heart issues.</text:p>
        </text:list-item>
        <text:list-item>
          <text:p text:style-name="P27"><text:span text:style-name="T28">serumcholestrol:</text:span> (numerical 126-564 (in mg/dl)): The level of cholesterol in the patient’s blood, measured in milligrams per deciliter (mg/dl). High cholesterol can increase the risk of heart disease.</text:p>
        </text:list-item>
        <text:list-item>
          <text:p text:style-name="P29"><text:span text:style-name="T30">maxheartrate:</text:span> (numerical: 71-202): The highest number of heartbeats per minute the patient reaches during exercise. A higher maximum heart rate can indicate better heart fitness.</text:p>
        </text:list-item>
        <text:list-item>
          <text:p text:style-name="P31"><text:span text:style-name="T32">oldpeak:</text:span> (numerical: (0-6.2) ST depression induced by exercise): A measure from an ECG test showing a drop in the heart's electrical signal during exercise, which can indicate stress or damage to the heart.</text:p>
        </text:list-item>
      </text:list>
      <text:p text:style-name="P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hargava Rama Raju Dandu</meta:initial-creator>
    <dc:creator>Bhargava Rama Raju Dandu</dc:creator>
    <meta:creation-date>2025-07-21T06:41:00Z</meta:creation-date>
    <dc:date>2025-07-21T06:42:00Z</dc:date>
    <meta:template xlink:href="Normal" xlink:type="simple"/>
    <meta:editing-cycles>1</meta:editing-cycles>
    <meta:editing-duration>PT60S</meta:editing-duration>
    <meta:document-statistic meta:page-count="2" meta:paragraph-count="5" meta:word-count="375" meta:character-count="2513" meta:row-count="17" meta:non-whitespace-character-count="2143"/>
  </office:meta>
</office:document-meta>
</file>